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789cm"/>
    </style:style>
    <style:style style:name="表1.B" style:family="table-column">
      <style:table-column-properties style:column-width="12.224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111a9" officeooo:paragraph-rsid="00a111a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9b04b3" officeooo:paragraph-rsid="009b04b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111a9" officeooo:paragraph-rsid="00a111a9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15c07" officeooo:paragraph-rsid="00a15c07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15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6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18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9" style:family="paragraph" style:parent-style-name="Table_20_Contents">
      <style:paragraph-properties fo:text-align="start" style:justify-single-word="false"/>
      <style:text-properties fo:font-size="13.6999998092651pt" officeooo:rsid="00a15c07" officeooo:paragraph-rsid="00a15c07" style:font-size-asian="12pt" style:font-size-complex="13.6999998092651pt"/>
    </style:style>
    <style:style style:name="P20" style:family="paragraph" style:parent-style-name="Table_20_Contents">
      <style:paragraph-properties fo:text-align="start" style:justify-single-word="false"/>
      <style:text-properties fo:font-size="13.6999998092651pt" officeooo:rsid="00a1b2fb" officeooo:paragraph-rsid="00a1b2fb" style:font-size-asian="12pt" style:font-size-complex="13.6999998092651pt"/>
    </style:style>
    <style:style style:name="P21" style:family="paragraph" style:parent-style-name="Table_20_Contents">
      <style:paragraph-properties fo:text-align="start" style:justify-single-word="false"/>
      <style:text-properties fo:font-size="13.6999998092651pt" fo:background-color="#fff200" style:font-size-asian="12pt" style:font-size-complex="13.6999998092651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a111a9" officeooo:paragraph-rsid="007e9e69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9b04b3" style:font-name-asian="IPA明朝" style:font-size-asian="12pt" style:font-style-asian="normal" style:font-size-complex="13.6999998092651pt" style:font-style-complex="normal"/>
    </style:style>
    <style:style style:name="T1" style:family="text">
      <style:text-properties officeooo:rsid="00a111a9"/>
    </style:style>
    <style:style style:name="T2" style:family="text">
      <style:text-properties officeooo:rsid="00a15c07"/>
    </style:style>
    <style:style style:name="T3" style:family="text">
      <style:text-properties officeooo:rsid="00a1b2fb"/>
    </style:style>
    <style:style style:name="T4" style:family="text">
      <style:text-properties officeooo:rsid="00a31d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SS</text:p>
      <text:p text:style-name="P1"/>
      <text:p text:style-name="P1"/>
      <text:p text:style-name="P1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4">もくじ</text:p>
      <text:p text:style-name="P4"/>
      <text:list xml:id="list2642408599" text:style-name="L1">
        <text:list-item>
          <text:p text:style-name="P22">セレクター</text:p>
        </text:list-item>
        <text:list-item>
          <text:p text:style-name="P23">擬似クラスセレクター</text:p>
        </text:list-item>
        <text:list-item>
          <text:p text:style-name="P24">CSSの各種指定</text:p>
        </text:list-item>
        <text:list-item>
          <text:p text:style-name="P24">コメント</text:p>
          <text:p text:style-name="P25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5">1.セレクター</text:p>
      <text:p text:style-name="P16"/>
      <text:p text:style-name="P8">・全称セレクター</text:p>
      <text:p text:style-name="P8"/>
      <text:p text:style-name="P8"><text:tab/>* <text:span text:style-name="T1">{}</text:span></text:p>
      <text:p text:style-name="P8"/>
      <text:p text:style-name="P8"/>
      <text:p text:style-name="P8">・タイプセレクター</text:p>
      <text:p text:style-name="P8"/>
      <text:p text:style-name="P8"><text:tab/><text:span text:style-name="T1">P {}</text:span></text:p>
      <text:p text:style-name="P8"/>
      <text:p text:style-name="P8"/>
      <text:p text:style-name="P8">・クラスセレクター</text:p>
      <text:p text:style-name="P8"/>
      <text:p text:style-name="P8"><text:tab/>.<text:span text:style-name="T1">CLASS {}</text:span></text:p>
      <text:p text:style-name="P8"/>
      <text:p text:style-name="P8"/>
      <text:p text:style-name="P8">・<text:span text:style-name="T1">idセレクター</text:span></text:p>
      <text:p text:style-name="P8"/>
      <text:p text:style-name="P8"><text:tab/><text:span text:style-name="T1">#id {}</text:span></text:p>
      <text:p text:style-name="P8"/>
      <text:p text:style-name="P8"/>
      <text:p text:style-name="P8">・属性セレクター</text:p>
      <text:p text:style-name="P8"/>
      <text:p text:style-name="P8"><text:tab/><text:span text:style-name="T1">[type] {</text:span></text:p>
      <text:p text:style-name="P8"><text:tab/><text:tab/><text:span text:style-name="T1">typeのところに属性名を入れる</text:span></text:p>
      <text:p text:style-name="P8"><text:tab/><text:span text:style-name="T1">}</text:span></text:p>
      <text:p text:style-name="P8"/>
      <text:p text:style-name="P8"><text:soft-page-break/></text:p>
      <text:p text:style-name="P26"><text:tab/>[type=’text’] {</text:p>
      <text:p text:style-name="P8"><text:tab/><text:tab/><text:span text:style-name="T1">type属性が”text”となっている要素を指定</text:span></text:p>
      <text:p text:style-name="P12"><text:tab/>}</text:p>
      <text:p text:style-name="P7"/>
      <text:p text:style-name="P7"/>
      <text:p text:style-name="P7">・子孫セレクター</text:p>
      <text:p text:style-name="P7"><text:tab/>.<text:span text:style-name="T1">container p {</text:span></text:p>
      <text:p text:style-name="P7"><text:tab/><text:tab/>半角スペースをいれて、ある要素の中の要素を指定</text:p>
      <text:p text:style-name="P7"><text:tab/><text:span text:style-name="T1">}</text:span></text:p>
      <text:p text:style-name="P7"/>
      <text:p text:style-name="P7"/>
      <text:p text:style-name="P7">・子セレクター</text:p>
      <text:p text:style-name="P7"><text:tab/>.<text:span text:style-name="T1">container&gt;span {</text:span></text:p>
      <text:p text:style-name="P7"><text:tab/><text:tab/>孫やひ孫を対象としないで、子のみ指定</text:p>
      <text:p text:style-name="P7"><text:tab/><text:span text:style-name="T1">}</text:span></text:p>
      <text:p text:style-name="P7"/>
      <text:p text:style-name="P7"/>
      <text:p text:style-name="P7">・隣接セレクター</text:p>
      <text:p text:style-name="P7"><text:tab/><text:span text:style-name="T1">h1+p {</text:span></text:p>
      <text:p text:style-name="P7"><text:tab/><text:tab/><text:span text:style-name="T1">&lt;h1&gt;タイトル&lt;/h1&gt;</text:span></text:p>
      <text:p text:style-name="P7"><text:tab/><text:tab/><text:span text:style-name="T1">&lt;p&gt;内容&lt;/p&gt;</text:span></text:p>
      <text:p text:style-name="P7"><text:tab/><text:tab/>上記のように隣合っている要素を指定</text:p>
      <text:p text:style-name="P7"><text:tab/><text:span text:style-name="T1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2.擬似クラスセレクター</text:p>
      <text:p text:style-name="P10"/>
      <text:p text:style-name="P11">・<text:span text:style-name="T2">p:first-child {</text:span></text:p>
      <text:p text:style-name="P11"><text:tab/>要素に何らかの条件を加えて指定</text:p>
      <text:p text:style-name="P13">}</text:p>
      <text:p text:style-name="P13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疑似クラスセレクター</text:p>
          </table:table-cell>
          <table:table-cell table:style-name="表1.B1" office:value-type="string">
            <text:p text:style-name="P21">説明</text:p>
          </table:table-cell>
        </table:table-row>
        <table:table-row>
          <table:table-cell table:style-name="表1.A2" office:value-type="string">
            <text:p text:style-name="P18">:<text:span text:style-name="T2">active</text:span></text:p>
          </table:table-cell>
          <table:table-cell table:style-name="表1.B2" office:value-type="string">
            <text:p text:style-name="P18">「アクティブ」な状態。タップをしてから放すまでなど</text:p>
          </table:table-cell>
        </table:table-row>
        <table:table-row>
          <table:table-cell table:style-name="表1.A2" office:value-type="string">
            <text:p text:style-name="P18">:<text:span text:style-name="T2">checked</text:span></text:p>
          </table:table-cell>
          <table:table-cell table:style-name="表1.B2" office:value-type="string">
            <text:p text:style-name="P18">チェックボックスでチェックされているものを指定</text:p>
          </table:table-cell>
        </table:table-row>
        <table:table-row>
          <table:table-cell table:style-name="表1.A2" office:value-type="string">
            <text:p text:style-name="P18">:<text:span text:style-name="T2">disabled</text:span></text:p>
          </table:table-cell>
          <table:table-cell table:style-name="表1.B2" office:value-type="string">
            <text:p text:style-name="P18">「<text:span text:style-name="T2">disabled」属性が有効になっている要素を指定</text:span></text:p>
          </table:table-cell>
        </table:table-row>
        <table:table-row>
          <table:table-cell table:style-name="表1.A2" office:value-type="string">
            <text:p text:style-name="P18">:<text:span text:style-name="T2">empty</text:span></text:p>
          </table:table-cell>
          <table:table-cell table:style-name="表1.B2" office:value-type="string">
            <text:p text:style-name="P18">空の要素を指定</text:p>
          </table:table-cell>
        </table:table-row>
        <table:table-row>
          <table:table-cell table:style-name="表1.A2" office:value-type="string">
            <text:p text:style-name="P18">:<text:span text:style-name="T2">enabed</text:span></text:p>
          </table:table-cell>
          <table:table-cell table:style-name="表1.B2" office:value-type="string">
            <text:p text:style-name="P19">「disabled」属性が有効になっていない要素を指定</text:p>
          </table:table-cell>
        </table:table-row>
        <table:table-row>
          <table:table-cell table:style-name="表1.A2" office:value-type="string">
            <text:p text:style-name="P18">:<text:span text:style-name="T2">first-child</text:span></text:p>
          </table:table-cell>
          <table:table-cell table:style-name="表1.B2" office:value-type="string">
            <text:p text:style-name="P18">最初の子要素を指定</text:p>
          </table:table-cell>
        </table:table-row>
        <table:table-row>
          <table:table-cell table:style-name="表1.A2" office:value-type="string">
            <text:p text:style-name="P18">:<text:span text:style-name="T2">first-of-type</text:span></text:p>
          </table:table-cell>
          <table:table-cell table:style-name="表1.B2" office:value-type="string">
            <text:p text:style-name="P18">指定した要素のうち子要素として最初に出現する要素を指定</text:p>
          </table:table-cell>
        </table:table-row>
        <table:table-row>
          <table:table-cell table:style-name="表1.A2" office:value-type="string">
            <text:p text:style-name="P18">:<text:span text:style-name="T2">focus</text:span></text:p>
          </table:table-cell>
          <table:table-cell table:style-name="表1.B2" office:value-type="string">
            <text:p text:style-name="P18">フォームコントロールなどで、フォーカスがあたった状態</text:p>
          </table:table-cell>
        </table:table-row>
        <table:table-row>
          <table:table-cell table:style-name="表1.A2" office:value-type="string">
            <text:p text:style-name="P18">:<text:span text:style-name="T2">hover</text:span></text:p>
          </table:table-cell>
          <table:table-cell table:style-name="表1.B2" office:value-type="string">
            <text:p text:style-name="P18">マウスホバーをしている状態</text:p>
          </table:table-cell>
        </table:table-row>
        <table:table-row>
          <table:table-cell table:style-name="表1.A2" office:value-type="string">
            <text:p text:style-name="P18">:<text:span text:style-name="T2">lang()</text:span></text:p>
          </table:table-cell>
          <table:table-cell table:style-name="表1.B2" office:value-type="string">
            <text:p text:style-name="P18">言語を指定する。日本語の場合は「<text:span text:style-name="T2">ja」</text:span></text:p>
          </table:table-cell>
        </table:table-row>
        <table:table-row>
          <table:table-cell table:style-name="表1.A2" office:value-type="string">
            <text:p text:style-name="P18">:<text:span text:style-name="T3">last-child</text:span></text:p>
          </table:table-cell>
          <table:table-cell table:style-name="表1.B2" office:value-type="string">
            <text:p text:style-name="P18">最後の子要素を指定する</text:p>
          </table:table-cell>
        </table:table-row>
        <table:table-row>
          <table:table-cell table:style-name="表1.A2" office:value-type="string">
            <text:p text:style-name="P18">:<text:span text:style-name="T3">last-of-type</text:span></text:p>
          </table:table-cell>
          <table:table-cell table:style-name="表1.B2" office:value-type="string">
            <text:p text:style-name="P18">指定した要素のうち、子要素として最後に出現する要素を指定</text:p>
          </table:table-cell>
        </table:table-row>
        <text:soft-page-break/>
        <table:table-row>
          <table:table-cell table:style-name="表1.A2" office:value-type="string">
            <text:p text:style-name="P18">:<text:span text:style-name="T3">link</text:span></text:p>
          </table:table-cell>
          <table:table-cell table:style-name="表1.B2" office:value-type="string">
            <text:p text:style-name="P18">訪れたことのないリンクを指定</text:p>
          </table:table-cell>
        </table:table-row>
        <table:table-row>
          <table:table-cell table:style-name="表1.A2" office:value-type="string">
            <text:p text:style-name="P18">:<text:span text:style-name="T3">nth-child()</text:span></text:p>
          </table:table-cell>
          <table:table-cell table:style-name="表1.B2" office:value-type="string">
            <text:p text:style-name="P18">数字を指定することで、「<text:span text:style-name="T3">x番目」の要素を指定</text:span></text:p>
          </table:table-cell>
        </table:table-row>
        <table:table-row>
          <table:table-cell table:style-name="表1.A2" office:value-type="string">
            <text:p text:style-name="P18">:<text:span text:style-name="T3">nth-of-type()</text:span></text:p>
          </table:table-cell>
          <table:table-cell table:style-name="表1.B2" office:value-type="string">
            <text:p text:style-name="P18">同じく、指定した要素のうち「<text:span text:style-name="T3">x番目」の要素を指定</text:span></text:p>
          </table:table-cell>
        </table:table-row>
        <table:table-row>
          <table:table-cell table:style-name="表1.A2" office:value-type="string">
            <text:p text:style-name="P18">:<text:span text:style-name="T3">nth-last-child()</text:span></text:p>
          </table:table-cell>
          <table:table-cell table:style-name="表1.B2" office:value-type="string">
            <text:p text:style-name="P18">同じく、「後ろから数えて<text:span text:style-name="T3">x番目」の要素を指定</text:span></text:p>
          </table:table-cell>
        </table:table-row>
        <table:table-row>
          <table:table-cell table:style-name="表1.A2" office:value-type="string">
            <text:p text:style-name="P18">:<text:span text:style-name="T3">nth-last-of-type()</text:span></text:p>
          </table:table-cell>
          <table:table-cell table:style-name="表1.B2" office:value-type="string">
            <text:p text:style-name="P20">同じく、指定した要素のうち「後ろから数えてx番目」を指定</text:p>
          </table:table-cell>
        </table:table-row>
        <table:table-row>
          <table:table-cell table:style-name="表1.A2" office:value-type="string">
            <text:p text:style-name="P18">:<text:span text:style-name="T3">only-child</text:span></text:p>
          </table:table-cell>
          <table:table-cell table:style-name="表1.B2" office:value-type="string">
            <text:p text:style-name="P18">親要素の中に、一つしかない子要素を指定</text:p>
          </table:table-cell>
        </table:table-row>
        <table:table-row>
          <table:table-cell table:style-name="表1.A2" office:value-type="string">
            <text:p text:style-name="P18">:<text:span text:style-name="T3">only-of-type</text:span></text:p>
          </table:table-cell>
          <table:table-cell table:style-name="表1.B2" office:value-type="string">
            <text:p text:style-name="P18">同じく、指定した要素と同じで、一つしかない子要素を指定</text:p>
          </table:table-cell>
        </table:table-row>
        <table:table-row>
          <table:table-cell table:style-name="表1.A2" office:value-type="string">
            <text:p text:style-name="P18">:<text:span text:style-name="T3">root</text:span></text:p>
          </table:table-cell>
          <table:table-cell table:style-name="表1.B2" office:value-type="string">
            <text:p text:style-name="P18">文書のルート要素を指定する。<text:span text:style-name="T3">HTMLの場合&lt;html&gt;要素</text:span></text:p>
          </table:table-cell>
        </table:table-row>
        <table:table-row>
          <table:table-cell table:style-name="表1.A2" office:value-type="string">
            <text:p text:style-name="P18">:<text:span text:style-name="T3">target</text:span></text:p>
          </table:table-cell>
          <table:table-cell table:style-name="表1.B2" office:value-type="string">
            <text:p text:style-name="P18">ページ内リンクでリンクされている要素を指定する</text:p>
          </table:table-cell>
        </table:table-row>
        <table:table-row>
          <table:table-cell table:style-name="表1.A2" office:value-type="string">
            <text:p text:style-name="P18">:<text:span text:style-name="T4">visited</text:span></text:p>
          </table:table-cell>
          <table:table-cell table:style-name="表1.B2" office:value-type="string">
            <text:p text:style-name="P18">既に訪れたリンク先を指定する</text:p>
          </table:table-cell>
        </table:table-row>
      </table:table>
      <text:p text:style-name="P13"/>
      <text:p text:style-name="P9"/>
      <text:p text:style-name="P9"/>
      <text:p text:style-name="P9"/>
      <text:p text:style-name="P9"/>
      <text:p text:style-name="P6">3.<text:span text:style-name="T4">CSSの各種指定</text:span></text:p>
      <text:p text:style-name="P9"/>
      <text:p text:style-name="P11">* {</text:p>
      <text:p text:style-name="P11"><text:s text:c="4"/>background-color: #eeece9; <text:s text:c="5"/><text:tab/><text:tab/>/* 背景色の指定 */</text:p>
      <text:p text:style-name="P11"><text:s text:c="4"/>font-family: sans-serif; <text:s text:c="8"/><text:tab/><text:tab/><text:tab/> /* フォントの指定 */</text:p>
      <text:p text:style-name="P11"><text:s text:c="4"/>color: #3f5170; <text:s text:c="15"/><text:tab/><text:tab/> <text:tab/>/* テキスト色を指定 */</text:p>
      <text:p text:style-name="P11"><text:s text:c="4"/>font-size: 22px; <text:s text:c="16"/><text:tab/><text:tab/><text:tab/> /* フォントサイズ指定 */</text:p>
      <text:p text:style-name="P11"/>
      <text:p text:style-name="P11"><text:s text:c="4"/>/* width: 100% でサイズを%指定できる */</text:p>
      <text:p text:style-name="P11"><text:s text:c="4"/>box-sizing: border-box; <text:s text:c="12"/><text:tab/><text:tab/>/* ボックスモデルの指定 */</text:p>
      <text:p text:style-name="P11"><text:s text:c="4"/>border-bottom: 3px dotted #3f5170; <text:s text:c="4"/><text:tab/> /* 下線を引く　*/</text:p>
      <text:p text:style-name="P11"/>
      <text:p text:style-name="P11"><text:s text:c="4"/>/* border: 線の太さ 線の形状 線の色; */</text:p>
      <text:p text:style-name="P11"><text:s text:c="4"/>margin: 20px; <text:s text:c="28"/><text:tab/><text:tab/> /* マージン */</text:p>
      <text:p text:style-name="P11"><text:s text:c="4"/>padding: 5px; <text:s text:c="29"/><text:tab/><text:tab/> /* パディング */</text:p>
      <text:p text:style-name="P11">}</text:p>
      <text:p text:style-name="P11"/>
      <text:p text:style-name="P11">p {</text:p>
      <text:p text:style-name="P11"><text:s text:c="4"/>line-height: 1.6; <text:s text:c="18"/><text:tab/><text:tab/><text:tab/>/* p要素の行間を調整 */</text:p>
      <text:p text:style-name="P11"><text:s text:c="4"/>/* 1行の高さ16px x 1.6 = 25.6px になる */</text:p>
      <text:p text:style-name="P11"><text:soft-page-break/>}</text:p>
      <text:p text:style-name="P11"/>
      <text:p text:style-name="P11">h1 {</text:p>
      <text:p text:style-name="P11"><text:s text:c="4"/>text-align: center; <text:s text:c="12"/><text:tab/><text:tab/><text:tab/>/* ウィンドウの中心に配置 */</text:p>
      <text:p text:style-name="P11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4.コメント</text:p>
      <text:p text:style-name="P9"/>
      <text:p text:style-name="P27">/* ここにコメントを書く */</text:p>
      <text:p text:style-name="P27"/>
      <text:p text:style-name="P27">/*</text:p>
      <text:p text:style-name="P27">ここにコメントを書く</text:p>
      <text:p text:style-name="P27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13T11:13:21.137293732</dc:date>
    <meta:editing-duration>PT6H44M52S</meta:editing-duration>
    <meta:editing-cycles>74</meta:editing-cycles>
    <meta:generator>LibreOffice/6.0.7.3$Linux_X86_64 LibreOffice_project/00m0$Build-3</meta:generator>
    <meta:document-statistic meta:table-count="1" meta:image-count="0" meta:object-count="0" meta:page-count="7" meta:paragraph-count="111" meta:word-count="933" meta:character-count="1809" meta:non-whitespace-character-count="1477"/>
  </office:meta>
</office:document-meta>
</file>